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04pt"/>
    </style:style>
    <style:style style:name="co2" style:family="table-column">
      <style:table-column-properties fo:break-before="auto" style:column-width="211.29pt"/>
    </style:style>
    <style:style style:name="co3" style:family="table-column">
      <style:table-column-properties fo:break-before="auto" style:column-width="199.16pt"/>
    </style:style>
    <style:style style:name="co4" style:family="table-column">
      <style:table-column-properties fo:break-before="auto" style:column-width="185.95pt"/>
    </style:style>
    <style:style style:name="co5" style:family="table-column">
      <style:table-column-properties fo:break-before="auto" style:column-width="329.8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9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T1" style:family="text">
      <style:text-properties style:font-name-complex="Lohit Devanagari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/>
    </style:style>
    <style:style style:name="T2" style:family="text">
      <style:text-properties style:font-name-complex="Lohit Devanagari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asian="Noto Sans CJK SC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NB-IoT-DevKit_Rev_B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5"/>
          <table:table-cell table:style-name="ce8" table:number-columns-repeated="3"/>
          <table:table-cell table:style-name="ce3" table:number-columns-repeated="1020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/R0402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,R28,R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,R12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1.5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4,R17,R19,R20,R30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10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4.7k/R0402</text:p>
          </table:table-cell>
          <table:table-cell table:style-name="ce3" office:value-type="string" calcext:value-type="string">
            <text:p>R_0402_5MIL_DWS</text:p>
          </table:table-cell>
          <table:table-cell table:style-name="ce3" office:value-type="string" calcext:value-type="string">
            <text:p><text:span text:style-name="T1">R15</text:span><text:span text:style-name="T2">,R18,R21,R22</text:span>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16,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3">R1,</text:span>R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,R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,R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M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3">R2,R3,R13</text:span>,R25,R33,R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,C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1,C26,C29,C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nF/10V/1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6,C12,C15,C16,C20,C23,C24,C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<text:span text:style-name="T3">C2,C3,C4,C5,C9,</text:span>C27,C2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8,C19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</text:p>
            <text:p>3.00x3.00x1.50mm/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B0603/600R/200mA(160808-601)</text:p>
          </table:table-cell>
          <table:table-cell office:value-type="string" calcext:value-type="string">
            <text:p>L_0603_5MIL_DWS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<text:span text:style-name="T3">D1,D2,</text:span>D3,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A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R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_Netlight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<text:span text:style-name="T3">FET4,FET5,T1,T4</text:span>,T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2,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1.8V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XB0108PWR(TSSOP-20)</text:p>
          </table:table-cell>
          <table:table-cell office:value-type="string" calcext:value-type="string">
            <text:p>TSSOP20_Pitch-0.65mm_</text:p>
            <text:p>6.6x4.5x1.2mm</text:p>
          </table:table-cell>
          <table:table-cell office:value-type="string" calcext:value-type="string">
            <text:p><text:span text:style-name="T3">U5,</text:span>U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A9306DCUR(VSSOP-8)</text:p>
          </table:table-cell>
          <table:table-cell office:value-type="string" calcext:value-type="string">
            <text:p>VSSOP-8_Pitch-0.50mm_Pad-0.25mm_</text:p>
            <text:p>Dimensions-2.30x2.00x1.0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ctel_NB-IoT_BC66_Module</text:p>
            <text:p>(Pinout-OpenCPU)</text:p>
          </table:table-cell>
          <table:table-cell office:value-type="string" calcext:value-type="string">
            <text:p>Quectel_NB-IoT_BC66_Module-</text:p>
            <text:p>17.7mmx15.8mmx2.0mm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B-VCR-010-LF</text:p>
          </table:table-cell>
          <table:table-cell office:value-type="string" calcext:value-type="string">
            <text:p>mU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1x10</text:p>
          </table:table-cell>
          <table:table-cell office:value-type="string" calcext:value-type="string">
            <text:p><text:span text:style-name="T3">EXT1,</text:span>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6</text:p>
          </table:table-cell>
          <table:table-cell office:value-type="string" calcext:value-type="string">
            <text:p>EX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EX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VERTICAL_DW02S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.FL-R-SMT-1</text:p>
          </table:table-cell>
          <table:table-cell office:value-type="string" calcext:value-type="string">
            <text:p>AN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M-SMT-6P(NASCT-W0012X-06-LF)</text:p>
          </table:table-cell>
          <table:table-cell office:value-type="string" calcext:value-type="string">
            <text:p>SIM(NANO)-HOLDER(SIM-SMT-6P</text:p>
            <text:p>(NASCT-W0012X-06-LF))</text:p>
          </table:table-cell>
          <table:table-cell office:value-type="string" calcext:value-type="string">
            <text:p>SI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RST_KEY1,PWR_KEY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ered/Opened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3.3V/VCCB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er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3.3V_E1,Start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:Soldered/EXT:Opened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BAT/EX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3,C14,C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4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09:52:12.732737328">00:00:00</text:ti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10-02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09:52:12.736779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2T09:53:04.382865249</dc:date>
    <meta:editing-duration>PT4H49S</meta:editing-duration>
    <meta:editing-cycles>44</meta:editing-cycles>
    <meta:document-statistic meta:table-count="1" meta:cell-count="204" meta:object-count="0"/>
  </office:meta>
</office:document-meta>
</file>